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10.873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7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8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20" office:value-type="string">
            <text:p>verifyPlantPrivateLocationFromUnAuthorizedUser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9" office:value-type="string">
            <text:p>Devic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4">
          <table:table-cell table:number-columns-repeated="6"/>
          <table:table-cell table:style-name="ce13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24/05/2017</text:date>, <text:time>13:2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3:26:47</dc:date>
    <meta:creation-date>2014-12-16T16:26:20Z</meta:creation-date>
    <meta:editing-cycles>83</meta:editing-cycles>
    <meta:editing-duration>P1DT11H33M28S</meta:editing-duration>
    <meta:generator>OpenOffice/4.1.3$Unix OpenOffice.org_project/413m1$Build-9783</meta:generator>
    <meta:initial-creator>sakshi juneja</meta:initial-creator>
    <meta:document-statistic meta:table-count="2" meta:cell-count="22" meta:object-count="0"/>
  </office:meta>
</office:document-meta>
</file>